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oxRenderer.getRendersChildr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xRenderer.encodeEnd( FacesContext facesContext ,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oxRenderer.encodeBegin( FacesContext facesContext ,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26">
            <text:p text:style-name="Table_20_Contents">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